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AÑES HUAYLLAS, MOIS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58023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398849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NTAÑES HUAYLLAS, MOIS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802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UÑOZ CHURATA, DANI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3970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5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9:41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